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b7b7" officeooo:paragraph-rsid="0020b7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specific paragraph was constructed in a way such that it contains fifty words in total. The reason behind this is to guarantee checking of translation interface at bench marked word counts. And the fifty word mark is one of these benchmarks. This concludes the description of the said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1:02:17.069382788</meta:creation-date>
    <dc:date>2017-03-09T14:42:51.051988189</dc:date>
    <meta:editing-duration>P0D</meta:editing-duration>
    <meta:editing-cycles>1</meta:editing-cycles>
    <meta:generator>LibreOffice/4.2.8.2$Linux_X86_64 LibreOffice_project/420m0$Build-2</meta:generator>
    <meta:document-statistic meta:table-count="0" meta:image-count="0" meta:object-count="0" meta:page-count="1" meta:paragraph-count="1" meta:word-count="50" meta:character-count="298" meta:non-whitespace-character-count="249"/>
  </office:meta>
</office:document-meta>
</file>